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style:font-weight-asian="normal" style:font-weight-complex="normal"/>
    </style:style>
    <style:style style:name="P2" style:family="paragraph" style:parent-style-name="Standard" style:list-style-name="L1">
      <style:text-properties style:font-name="Times New Roman" fo:font-weight="normal" style:font-weight-asian="normal" style:font-weight-complex="normal"/>
    </style:style>
    <style:style style:name="P3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5" style:family="paragraph" style:parent-style-name="Standard" style:list-style-name="L4">
      <style:text-properties style:font-name="Times New Roman" fo:font-weight="normal" officeooo:paragraph-rsid="002c3a16" style:font-weight-asian="normal" style:font-weight-complex="normal"/>
    </style:style>
    <style:style style:name="P6" style:family="paragraph" style:parent-style-name="Standard" style:list-style-name="L4">
      <style:text-properties style:font-name="Times New Roman" fo:font-weight="normal" officeooo:rsid="002f078e" officeooo:paragraph-rsid="002f078e" style:font-weight-asian="normal" style:font-weight-complex="normal"/>
    </style:style>
    <style:style style:name="P7" style:family="paragraph" style:parent-style-name="Standard" style:list-style-name="L5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6">
      <style:text-properties style:font-name="Times New Roman" fo:font-weight="normal" style:font-weight-asian="normal" style:font-weight-complex="normal"/>
    </style:style>
    <style:style style:name="P9" style:family="paragraph" style:parent-style-name="Standard" style:list-style-name="L7">
      <style:text-properties style:font-name="Times New Roman" fo:font-weight="normal" style:font-weight-asian="normal" style:font-weight-complex="normal"/>
    </style:style>
    <style:style style:name="P10" style:family="paragraph" style:parent-style-name="Standard" style:list-style-name="L5"/>
    <style:style style:name="T1" style:family="text">
      <style:text-properties officeooo:rsid="00216a08"/>
    </style:style>
    <style:style style:name="T2" style:family="text">
      <style:text-properties officeooo:rsid="002239ae"/>
    </style:style>
    <style:style style:name="T3" style:family="text">
      <style:text-properties officeooo:rsid="00250820"/>
    </style:style>
    <style:style style:name="T4" style:family="text">
      <style:text-properties officeooo:rsid="0029bd9b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normal" officeooo:rsid="002a7923" style:font-weight-asian="normal" style:font-weight-complex="normal"/>
    </style:style>
    <style:style style:name="T7" style:family="text">
      <style:text-properties officeooo:rsid="002a7923"/>
    </style:style>
    <style:style style:name="T8" style:family="text">
      <style:text-properties officeooo:rsid="002a7c29"/>
    </style:style>
    <style:style style:name="T9" style:family="text">
      <style:text-properties officeooo:rsid="002c3a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11in" fo:text-indent="-0.25in" fo:margin-left="1.2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11in" fo:text-indent="-0.25in" fo:margin-left="1.53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11in" fo:text-indent="-0.25in" fo:margin-left="2.2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itle: <text:span text:style-name="T8">Evaluation of EA’s selection methods for an efficient RNA design.</text:span> </text:p>
      <text:p text:style-name="P1">============================================================</text:p>
      <text:p text:style-name="P1"/>
      <text:p text:style-name="P1">1. Abstract </text:p>
      <text:list xml:id="list2217652898" text:style-name="L1">
        <text:list-item>
          <text:p text:style-name="P2">Motivation: Understand <text:span text:style-name="T3">the RNA_seq-RNA-structure map to propose an improved EA for RNA design</text:span></text:p>
        </text:list-item>
        <text:list-item>
          <text:p text:style-name="P2">State the problem: <text:span text:style-name="T3">RNA design and </text:span>Inverse RNA folding. <text:span text:style-name="T3">Which selection method is the best to improve the performance of an EA</text:span> in solving the Inverse <text:span text:style-name="T1">RNA folding</text:span></text:p>
        </text:list-item>
        <text:list-item>
          <text:p text:style-name="P2">The result: <text:span text:style-name="T3">P</text:span>resent the statistic of <text:span text:style-name="T2">experiments</text:span> carried out.</text:p>
        </text:list-item>
      </text:list>
      <text:p text:style-name="P1"/>
      <text:p text:style-name="P1">2. Introduction and motivation </text:p>
      <text:list xml:id="list264830479" text:style-name="L2">
        <text:list-item>
          <text:p text:style-name="P3">State of art on existing methods solving RNA inverse folding and a particular focus on GA-based ones. </text:p>
        </text:list-item>
        <text:list-item>
          <text:p text:style-name="P3"><text:span text:style-name="T9">W</text:span>hy is this problem good to evaluate a GA? </text:p>
        </text:list-item>
        <text:list-item>
          <text:p text:style-name="P3">State the content of the paper </text:p>
        </text:list-item>
      </text:list>
      <text:p text:style-name="P1"/>
      <text:p text:style-name="P1">3. Evolutionary algorithm approaches to solve Inverse RNA folding</text:p>
      <text:p text:style-name="P1"/>
      <text:p text:style-name="P1"><text:tab/>3.1 Evolutionary algo based on fitness</text:p>
      <text:list xml:id="list1188678758" text:style-name="L3">
        <text:list-item>
          <text:p text:style-name="P4">Define the EA and give the <text:span text:style-name="T3">different</text:span> steps of the algorithm</text:p>
        </text:list-item>
        <text:list-item>
          <text:p text:style-name="P4"><text:span text:style-name="T9">Highlight</text:span> the a<text:span text:style-name="T3">d</text:span>vantages and <text:span text:style-name="T3">disadvantages</text:span> of guiding the EA only on an objective function. </text:p>
        </text:list-item>
      </text:list>
      <text:p text:style-name="P1"><text:tab/>3.3 Method </text:p>
      <text:list xml:id="list4164172961" text:style-name="L4">
        <text:list-item>
          <text:p text:style-name="P5">Give details about the algorithm implemented, explain every steps and study the complexity of the method proposed. </text:p>
          <text:list>
            <text:list-item>
              <text:p text:style-name="P6">Explain the mutation step </text:p>
            </text:list-item>
            <text:list-item>
              <text:p text:style-name="P6">Enumerate selection function used</text:p>
            </text:list-item>
          </text:list>
        </text:list-item>
        <text:list-item>
          <text:p text:style-name="P5"><text:span text:style-name="T4">Discuss</text:span> how the appro<text:span text:style-name="T4">a</text:span>ch is different from the <text:span text:style-name="T4">existing</text:span> methods in the literature. </text:p>
          <text:p text:style-name="P5"/>
        </text:list-item>
      </text:list>
      <text:p text:style-name="P1"><text:tab/></text:p>
      <text:p text:style-name="P1">4. Results and discussions</text:p>
      <text:p text:style-name="P1"><text:tab/>4.1 Experiments carried out </text:p>
      <text:list xml:id="list1156844452" text:style-name="L5">
        <text:list-item>
          <text:p text:style-name="P7">Define the dataset used and bring justifications (Why this dataset?)</text:p>
        </text:list-item>
        <text:list-item>
          <text:p text:style-name="P7">Explain and analyze the result obtained </text:p>
        </text:list-item>
        <text:list-item>
          <text:p text:style-name="P10"><text:span text:style-name="T6">Discuss</text:span><text:span text:style-name="T5"> the result obtained using novelty-search, both novelty and fitness : </text:span></text:p>
          <text:list>
            <text:list-item>
              <text:p text:style-name="P10"><text:span text:style-name="T6">On</text:span><text:span text:style-name="T5"> the mut_rate turning </text:span></text:p>
            </text:list-item>
            <text:list-item>
              <text:p text:style-name="P10"><text:span text:style-name="T6">Different</text:span><text:span text:style-name="T5"> </text:span><text:span text:style-name="T6">selection functions</text:span><text:span text:style-name="T5">, EA objective functions. </text:span></text:p>
            </text:list-item>
            <text:list-item>
              <text:p text:style-name="P10"><text:span text:style-name="T6">Different</text:span><text:span text:style-name="T5"> values <text:s/>of lambda used</text:span></text:p>
            </text:list-item>
            <text:list-item>
              <text:p text:style-name="P10"><text:span text:style-name="T6">Crossover </text:span><text:span text:style-name="T5">and elitism effect. </text:span></text:p>
            </text:list-item>
          </text:list>
        </text:list-item>
      </text:list>
      <text:p text:style-name="P1"/>
      <text:p text:style-name="P1"><text:tab/>4.2 Benchmark</text:p>
      <text:list xml:id="list4135473400" text:style-name="L6">
        <text:list-item>
          <text:p text:style-name="P8">Compare the result of the experience carried out to the ones obtained by running existing algorithm on the same data set in order to show how <text:span text:style-name="T7">the selection method</text:span> has an impact on the result</text:p>
        </text:list-item>
        <text:list-item>
          <text:p text:style-name="P8">Compare the performance of <text:span text:style-name="T7">existing algorithm and the one proposed. </text:span></text:p>
          <text:p text:style-name="P8"/>
        </text:list-item>
      </text:list>
      <text:p text:style-name="P1">5. Conclusion and perspective.</text:p>
      <text:list xml:id="list2412272399" text:style-name="L7">
        <text:list-item>
          <text:p text:style-name="P9">Enumerate some disadvantages of the method proposed </text:p>
        </text:list-item>
        <text:list-item>
          <text:p text:style-name="P9">Give <text:span text:style-name="T7">future</text:span> works that can be done to improve i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0:22:44.207054559</meta:creation-date>
    <dc:date>2019-07-04T15:13:35.968847736</dc:date>
    <meta:editing-duration>P1DT17H39M16S</meta:editing-duration>
    <meta:editing-cycles>9</meta:editing-cycles>
    <meta:generator>LibreOffice/6.2.0.3$MacOSX_X86_64 LibreOffice_project/98c6a8a1c6c7b144ce3cc729e34964b47ce25d62</meta:generator>
    <meta:document-statistic meta:table-count="0" meta:image-count="0" meta:object-count="0" meta:page-count="1" meta:paragraph-count="37" meta:word-count="327" meta:character-count="2000" meta:non-whitespace-character-count="1706"/>
  </office:meta>
</office:document-meta>
</file>